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23.5" calcext:value-type="float">
            <text:p>23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28" calcext:value-type="float">
            <text:p>28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" calcext:value-type="float">
            <text:p>5</text:p>
          </table:table-cell>
          <table:table-cell table:style-name="ce65" table:formula="of:=SUM([.T3:.T7])" office:value-type="float" office:value="5" calcext:value-type="float">
            <text:p>5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8:34:25.6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3T18:35:14.223000000</dc:date>
    <meta:editing-cycles>14</meta:editing-cycles>
    <meta:editing-duration>PT1H29M6S</meta:editing-duration>
    <meta:document-statistic meta:table-count="5" meta:cell-count="501" meta:object-count="0"/>
  </office:meta>
</office:document-meta>
</file>